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6.357cm"/>
      <style:paragraph-properties style:writing-mode="lr-tb"/>
    </style:style>
    <style:style style:name="pr2" style:family="presentation" style:parent-style-name="Default-subtitle">
      <style:graphic-properties draw:fill-color="#ffffff" fo:min-height="6.20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357cm" svg:x="1.471cm" svg:y="0.99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6.204cm" svg:x="1.427cm" svg:y="8.17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9:14:11.645576473</meta:creation-date>
    <meta:generator>Collabora_OfficeDev/23.05.4.2$Linux_X86_64 LibreOffice_project/5806561d370ac8008da8aee2a2588dcdc0a6bee3</meta:generator>
    <dc:date>2023-10-02T20:10:57.397505819</dc:date>
    <meta:editing-duration>PT8S</meta:editing-duration>
    <meta:editing-cycles>2</meta:editing-cycles>
    <meta:document-statistic meta:object-count="25"/>
  </office:meta>
</office:document-meta>
</file>